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2">
      <style:paragraph-properties fo:margin-left="0cm" fo:margin-right="0cm" fo:margin-top="0.265cm" fo:margin-bottom="0.265cm" style:contextual-spacing="false" fo:text-align="start" style:justify-single-word="false" fo:text-indent="0cm" style:auto-text-indent="false"/>
    </style:style>
    <style:style style:name="P5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align="start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loext:padding-left="0.503cm" loext:padding-right="0cm" loext:padding-top="0.212cm" loext:padding-bottom="0.212cm" loext:border-left="0.06pt solid #04aa6d" loext:border-right="none" loext:border-top="0.06pt solid #04aa6d" loext:border-bottom="0.06pt solid #04aa6d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fo:color="#0000cd" loext:opacity="100%"/>
    </style:style>
    <style:style style:name="T6" style:family="text">
      <style:text-properties fo:color="#a52a2a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ff5500" loext:opacity="100%"/>
    </style:style>
    <style:style style:name="T9" style:family="text">
      <style:text-properties officeooo:rsid="00100fe8"/>
    </style:style>
    <style:style style:name="T10" style:family="text">
      <style:text-properties officeooo:rsid="00100fe8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Búsqueda de cadenas de JavaScript</text:h>
      <text:h text:style-name="P2" text:outline-level="2"><text:span text:style-name="T9">indexOf</text:span>()</text:h>
      <text:p text:style-name="P9">El método <text:span text:style-name="Source_20_Text"><text:span text:style-name="T4">indexOf()</text:span></text:span>devuelve el índice (posición) de la primera aparición de una cadena en una cadena, o devuelve -1 si no se encuentra la cadena:</text:p>
      <text:h text:style-name="P5" text:outline-level="3">Ejemplo</text:h>
      <text:p text:style-name="P10"><text:span text:style-name="T5">let</text:span> text = <text:span text:style-name="T6">"Please locate where 'locate' occurs!"</text:span>;<text:line-break/><text:span text:style-name="T5">let</text:span> index = text.indexOf(<text:span text:style-name="T6">"locate"</text:span>);</text:p>
      <text:p text:style-name="P9"><text:span text:style-name="T4"><text:s/></text:span></text:p>
      <text:h text:style-name="P3" text:outline-level="2">Nota</text:h>
      <text:p text:style-name="P12">JavaScript cuenta las posiciones desde cero.</text:p>
      <text:p text:style-name="P12">0 es la primera posición en una cadena, 1 es la segunda, 2 es la tercera,...</text:p>
      <text:p text:style-name="Horizontal_20_Line"/>
      <text:h text:style-name="P2" text:outline-level="2">lastIndexOf()</text:h>
      <text:p text:style-name="P9">El método <text:span text:style-name="Source_20_Text"><text:span text:style-name="T4">lastIndexOf() </text:span></text:span>devuelve el índice de la <text:span text:style-name="Strong_20_Emphasis">última</text:span> aparición de un texto especificado en una cadena:</text:p>
      <text:h text:style-name="P5" text:outline-level="3">Ejemplo</text:h>
      <text:p text:style-name="P10"><text:span text:style-name="T5">let</text:span> text = <text:span text:style-name="T6">"Please locate where 'locate' occurs!"</text:span>;<text:line-break/><text:span text:style-name="T5">let</text:span> index = text.lastIndexOf(<text:span text:style-name="T6">"locate"</text:span>);</text:p>
      <text:p text:style-name="P9"><text:span text:style-name="T4"><text:s/></text:span></text:p>
      <text:p text:style-name="P9">Ambos <text:span text:style-name="Source_20_Text"><text:span text:style-name="T4">indexOf()</text:span></text:span>y <text:span text:style-name="Source_20_Text"><text:span text:style-name="T4">lastIndexOf()</text:span></text:span>devuelve -1 si no se encuentra el texto:</text:p>
      <text:h text:style-name="P5" text:outline-level="3">Ejemplo</text:h>
      <text:p text:style-name="P10"><text:span text:style-name="T5">let</text:span> text = <text:span text:style-name="T6">"Please locate where 'locate' occurs!"</text:span>;<text:line-break/><text:span text:style-name="T5">let</text:span> index = text.lastIndexOf(<text:span text:style-name="T6">"John"</text:span>);</text:p>
      <text:p text:style-name="P9"><text:span text:style-name="T4"><text:s/></text:span></text:p>
      <text:p text:style-name="P9">Ambos métodos aceptan un segundo parámetro como posición inicial de la búsqueda:</text:p>
      <text:h text:style-name="P5" text:outline-level="3">Ejemplo</text:h>
      <text:p text:style-name="P10"><text:span text:style-name="T5">let</text:span> text = <text:span text:style-name="T6">"Please locate where 'locate' occurs!"</text:span>;<text:line-break/><text:span text:style-name="T5">let</text:span> index = text.indexOf(<text:span text:style-name="T6">"locate"</text:span>, <text:span text:style-name="T7">15</text:span>);</text:p>
      <text:p text:style-name="P9"><text:span text:style-name="T4"><text:s/></text:span></text:p>
      <text:p text:style-name="P9"><text:soft-page-break/>Los  métodos <text:span text:style-name="Source_20_Text"><text:span text:style-name="T4">lastIndexOf() </text:span></text:span>buscan hacia atrás (desde el final hasta el principio), es decir: si el segundo parámetro es <text:span text:style-name="Source_20_Text"><text:span text:style-name="T4">15</text:span></text:span>, la búsqueda comienza en la posición 15 y busca hasta el principio de la cadena.</text:p>
      <text:h text:style-name="P5" text:outline-level="3">Ejemplo</text:h>
      <text:p text:style-name="P10"><text:span text:style-name="T5">let</text:span> text = <text:span text:style-name="T6">"Please locate where 'locate' occurs!"</text:span>;<text:line-break/>text.lastIndexOf(<text:span text:style-name="T6">"locate"</text:span>, <text:span text:style-name="T7">15</text:span>);</text:p>
      <text:p text:style-name="P8"><text:span text:style-name="T4"><text:s/></text:span></text:p>
      <text:p text:style-name="Horizontal_20_Line"/>
      <text:h text:style-name="P2" text:outline-level="2"><text:span text:style-name="T9">search</text:span>()</text:h>
      <text:p text:style-name="P9">El método <text:span text:style-name="Source_20_Text"><text:span text:style-name="T4">search() </text:span></text:span>busca una cadena (o una expresión regular) en una cadena y devuelve la posición de la coincidencia:</text:p>
      <text:h text:style-name="P5" text:outline-level="3">Ejemplos</text:h>
      <text:p text:style-name="P10"><text:span text:style-name="T5">let</text:span> text = <text:span text:style-name="T6">"Please locate where 'locate' occurs!"</text:span>;<text:line-break/>text.search(<text:span text:style-name="T6">"locate"</text:span>);</text:p>
      <text:p text:style-name="P8"><text:span text:style-name="T4"><text:s/></text:span></text:p>
      <text:p text:style-name="P10"><text:span text:style-name="T5">let</text:span> text = <text:span text:style-name="T6">"Please locate where 'locate' occurs!"</text:span>;<text:line-break/>text.search(<text:span text:style-name="T8">/locate/</text:span>);</text:p>
      <text:p text:style-name="P8"><text:span text:style-name="T4"><text:s/></text:span></text:p>
      <text:p text:style-name="Horizontal_20_Line"/>
      <text:h text:style-name="P2" text:outline-level="2">¿Te diste cuenta?</text:h>
      <text:p text:style-name="P9">¿Los dos métodos <text:span text:style-name="Source_20_Text"><text:span text:style-name="T4">indexOf()</text:span></text:span>y <text:span text:style-name="Source_20_Text"><text:span text:style-name="T4">search()</text:span></text:span>son <text:span text:style-name="Strong_20_Emphasis">iguales?</text:span></text:p>
      <text:p text:style-name="P9">¿Aceptan los mismos argumentos (parámetros) y devuelven el mismo valor?</text:p>
      <text:p text:style-name="P9">Los dos métodos <text:span text:style-name="Strong_20_Emphasis">NO</text:span> son iguales. Estas son las diferencias:</text:p>
      <text:list text:style-name="L1">
        <text:list-item>
          <text:p text:style-name="P13">El método <text:span text:style-name="Source_20_Text"><text:span text:style-name="T4">search() </text:span></text:span>no puede tomar un segundo argumento de posición inicial.</text:p>
        </text:list-item>
        <text:list-item>
          <text:p text:style-name="P14">El método <text:span text:style-name="Source_20_Text"><text:span text:style-name="T4">indexOf() </text:span></text:span>no puede aceptar valores de búsqueda potentes (expresiones regulares).</text:p>
        </text:list-item>
      </text:list>
      <text:p text:style-name="P9"><text:s/></text:p>
      <text:p text:style-name="Horizontal_20_Line"/>
      <text:h text:style-name="P2" text:outline-level="2"><text:span text:style-name="T9">match</text:span>()</text:h>
      <text:p text:style-name="P9">El método <text:span text:style-name="Source_20_Text"><text:span text:style-name="T4">match() </text:span></text:span>devuelve una matriz que contiene los resultados de hacer coincidir una cadena con una cadena (o una expresión regular).</text:p>
      <text:h text:style-name="P5" text:outline-level="3">Ejemplos</text:h>
      <text:p text:style-name="P12">Realice una búsqueda de "ain":</text:p>
      <text:p text:style-name="P10"><text:soft-page-break/><text:span text:style-name="T5">let</text:span> text = <text:span text:style-name="T6">"The rain in SPAIN stays mainly in the plain"</text:span>;<text:line-break/>text.match(<text:span text:style-name="T6">"ain"</text:span>);</text:p>
      <text:p text:style-name="P9"><text:span text:style-name="T4"><text:s/></text:span></text:p>
      <text:p text:style-name="P12">Realice una búsqueda de "ain":</text:p>
      <text:p text:style-name="P10"><text:span text:style-name="T5">let</text:span> text = <text:span text:style-name="T6">"The rain in SPAIN stays mainly in the plain"</text:span>;<text:line-break/>text.match(<text:span text:style-name="T8">/ain/</text:span>);</text:p>
      <text:p text:style-name="P9"><text:span text:style-name="T4"><text:s/></text:span></text:p>
      <text:p text:style-name="P12">Realice una búsqueda global de "ain":</text:p>
      <text:p text:style-name="P10"><text:span text:style-name="T5">let</text:span> text = <text:span text:style-name="T6">"The rain in SPAIN stays mainly in the plain"</text:span>;<text:line-break/>text.match(<text:span text:style-name="T8">/ain/g</text:span>);</text:p>
      <text:p text:style-name="P9"><text:span text:style-name="T4"><text:s/></text:span></text:p>
      <text:p text:style-name="P12">Realice una búsqueda global que no distinga entre mayúsculas y minúsculas de "ain":</text:p>
      <text:p text:style-name="P10"><text:span text:style-name="T5">let</text:span> text = <text:span text:style-name="T6">"The rain in SPAIN stays mainly in the plain"</text:span>;<text:line-break/>text.match(<text:span text:style-name="T8">/ain/gi</text:span>);</text:p>
      <text:p text:style-name="P9"><text:span text:style-name="T4"><text:s/></text:span></text:p>
      <text:h text:style-name="P3" text:outline-level="2">Nota</text:h>
      <text:p text:style-name="P9"><text:span text:style-name="T4">Si una expresión regular no incluye el modificador </text:span><text:span text:style-name="Emphasis"><text:span text:style-name="T4">g</text:span></text:span><text:span text:style-name="T4"> (búsqueda global), </text:span><text:span text:style-name="Source_20_Text"><text:span text:style-name="T4">match()</text:span></text:span><text:span text:style-name="T4">devolverá solo la primera coincidencia en la cadena.</text:span></text:p>
      <text:p text:style-name="P9"><text:span text:style-name="T4">Lea más sobre expresiones regulares </text:span><text:span text:style-name="T10">más adelante</text:span></text:p>
      <text:p text:style-name="Horizontal_20_Line"/>
      <text:h text:style-name="P2" text:outline-level="2"><text:span text:style-name="T9">matchAll</text:span>()</text:h>
      <text:p text:style-name="P9">El método <text:span text:style-name="Source_20_Text"><text:span text:style-name="T4">matchAll() </text:span></text:span>devuelve un iterador que contiene los resultados de hacer coincidir una cadena con una cadena (o una expresión regular).</text:p>
      <text:h text:style-name="P5" text:outline-level="3">Ejemplo</text:h>
      <text:p text:style-name="P10"><text:span text:style-name="T5">const</text:span> iterator = text.matchAll(<text:span text:style-name="T6">"Cats"</text:span>);</text:p>
      <text:p text:style-name="P9"><text:span text:style-name="T4"><text:s/></text:span></text:p>
      <text:p text:style-name="P9">Si el parámetro es una expresión regular, se debe establecer el indicador global (g); de lo contrario, se genera un TypeError.</text:p>
      <text:h text:style-name="P5" text:outline-level="3">Ejemplo</text:h>
      <text:p text:style-name="P10"><text:span text:style-name="T5">const</text:span> iterator = text.matchAll(<text:span text:style-name="T8">/Cats/g</text:span>);</text:p>
      <text:p text:style-name="P9"><text:span text:style-name="T4"><text:s/></text:span></text:p>
      <text:p text:style-name="P9">Si desea buscar sin distinguir entre mayúsculas y minúsculas, se debe configurar el indicador de insensibilidad (i):</text:p>
      <text:h text:style-name="P5" text:outline-level="3"><text:soft-page-break/>Ejemplo</text:h>
      <text:p text:style-name="P10"><text:span text:style-name="T5">const</text:span> iterator = text.matchAll(<text:span text:style-name="T8">/Cats/gi</text:span>);</text:p>
      <text:p text:style-name="P9"><text:span text:style-name="T4"><text:s/></text:span></text:p>
      <text:h text:style-name="P3" text:outline-level="2">Notas</text:h>
      <text:p text:style-name="P9"><text:span text:style-name="Source_20_Text"><text:span text:style-name="T4">MatchAll() </text:span></text:span><text:span text:style-name="T4">es una característica </text:span><text:a xlink:type="simple" xlink:href="https://www.w3schools.com/js/js_2020.asp" text:style-name="Internet_20_link" text:visited-style-name="Visited_20_Internet_20_Link"><text:span text:style-name="T3">de ES2020</text:span></text:a><text:span text:style-name="T4"> .</text:span></text:p>
      <text:p text:style-name="P9"><text:span text:style-name="Source_20_Text"><text:span text:style-name="T4">MatchAll() </text:span></text:span><text:span text:style-name="T4">no funciona en Internet Explorer.</text:span></text:p>
      <text:p text:style-name="Horizontal_20_Line"/>
      <text:h text:style-name="P2" text:outline-level="2"><text:span text:style-name="T9">includes</text:span>()</text:h>
      <text:p text:style-name="P9">El método <text:span text:style-name="Source_20_Text"><text:span text:style-name="T4">includes() </text:span></text:span>devuelve verdadero si una cadena contiene un valor específico.</text:p>
      <text:p text:style-name="P9">De lo contrario regresa <text:span text:style-name="Source_20_Text"><text:span text:style-name="T4">false</text:span></text:span>.</text:p>
      <text:h text:style-name="P5" text:outline-level="3">Ejemplos</text:h>
      <text:p text:style-name="P12">Compruebe si una cadena incluye "mundo":</text:p>
      <text:p text:style-name="P10"><text:span text:style-name="T5">let</text:span> text = <text:span text:style-name="T6">"Hello world, welcome to the universe."</text:span>;<text:line-break/>text.includes(<text:span text:style-name="T6">"world"</text:span>);</text:p>
      <text:p text:style-name="P9"><text:span text:style-name="T4"><text:s/></text:span></text:p>
      <text:p text:style-name="P12">Compruebe si una cadena incluye "mundo". Comience en la posición 12:</text:p>
      <text:p text:style-name="P10"><text:span text:style-name="T5">let</text:span> text = <text:span text:style-name="T6">"Hello world, welcome to the universe."</text:span>;<text:line-break/>text.includes(<text:span text:style-name="T6">"world"</text:span>, <text:span text:style-name="T7">12</text:span>);</text:p>
      <text:p text:style-name="P9"><text:span text:style-name="T4"><text:s/></text:span></text:p>
      <text:h text:style-name="P3" text:outline-level="2">Notas</text:h>
      <text:p text:style-name="P9"><text:span text:style-name="Source_20_Text"><text:span text:style-name="T4">includes()</text:span></text:span><text:span text:style-name="T4">distingue entre mayúsculas y minúsculas.</text:span></text:p>
      <text:p text:style-name="P9"><text:span text:style-name="Source_20_Text"><text:span text:style-name="T4">includes()</text:span></text:span><text:span text:style-name="T4">es una </text:span><text:a xlink:type="simple" xlink:href="https://www.w3schools.com/js/js_es6.asp" text:style-name="Internet_20_link" text:visited-style-name="Visited_20_Internet_20_Link"><text:span text:style-name="T3">característica de ES6</text:span></text:a><text:span text:style-name="T4"> .</text:span></text:p>
      <text:p text:style-name="P9"><text:span text:style-name="Source_20_Text"><text:span text:style-name="T4">includes()</text:span></text:span><text:span text:style-name="T4">no es compatible con Internet Explorer.</text:span></text:p>
      <text:p text:style-name="Horizontal_20_Line"/>
      <text:h text:style-name="P2" text:outline-level="2"><text:span text:style-name="T9">startsWith</text:span>()</text:h>
      <text:p text:style-name="P9">El método <text:span text:style-name="Source_20_Text"><text:span text:style-name="T4">startsWith() </text:span></text:span>devuelve <text:span text:style-name="Source_20_Text"><text:span text:style-name="T4">true</text:span></text:span> si una cadena comienza con un valor específico.</text:p>
      <text:p text:style-name="P9">De lo contrario devuelve <text:span text:style-name="Source_20_Text"><text:span text:style-name="T4">false</text:span></text:span>:</text:p>
      <text:h text:style-name="P5" text:outline-level="3">Ejemplos</text:h>
      <text:p text:style-name="P12">Devuelve verdadero:</text:p>
      <text:p text:style-name="P10"><text:soft-page-break/><text:span text:style-name="T5">let</text:span> text = <text:span text:style-name="T6">"Hello world, welcome to the universe."</text:span>;<text:line-break/>text.startsWith(<text:span text:style-name="T6">"Hello"</text:span>);</text:p>
      <text:p text:style-name="P9"><text:span text:style-name="T4"><text:s/></text:span></text:p>
      <text:p text:style-name="P12">Devuelve falso:</text:p>
      <text:p text:style-name="P10"><text:span text:style-name="T5">let</text:span> text = <text:span text:style-name="T6">"Hello world, welcome to the universe."</text:span>;<text:line-break/>text.startsWith(<text:span text:style-name="T6">"world"</text:span>)</text:p>
      <text:p text:style-name="P9"><text:span text:style-name="T4"><text:s/></text:span></text:p>
      <text:p text:style-name="P9">Se puede especificar una posición inicial para la búsqueda:</text:p>
      <text:p text:style-name="P12">Devuelve falso:</text:p>
      <text:p text:style-name="P10"><text:span text:style-name="T5">let</text:span> text = <text:span text:style-name="T6">"Hello world, welcome to the universe."</text:span>;<text:line-break/>text.startsWith(<text:span text:style-name="T6">"world"</text:span>, <text:span text:style-name="T7">5</text:span>)</text:p>
      <text:p text:style-name="P9"><text:span text:style-name="T4"><text:s/></text:span></text:p>
      <text:p text:style-name="P12">Devuelve verdadero:</text:p>
      <text:p text:style-name="P10"><text:span text:style-name="T5">let</text:span> text = <text:span text:style-name="T6">"Hello world, welcome to the universe."</text:span>;<text:line-break/>text.startsWith(<text:span text:style-name="T6">"world"</text:span>, <text:span text:style-name="T7">6</text:span>)</text:p>
      <text:p text:style-name="P9"><text:span text:style-name="T4"><text:s/></text:span></text:p>
      <text:h text:style-name="P3" text:outline-level="2">Notas</text:h>
      <text:p text:style-name="P9"><text:span text:style-name="Source_20_Text"><text:span text:style-name="T4">StartsWith() </text:span></text:span><text:span text:style-name="T4">distingue entre mayúsculas y minúsculas.</text:span></text:p>
      <text:p text:style-name="P9"><text:span text:style-name="Source_20_Text"><text:span text:style-name="T4">StartsWith() </text:span></text:span><text:span text:style-name="T4">es una </text:span><text:a xlink:type="simple" xlink:href="https://www.w3schools.com/js/js_es6.asp" text:style-name="Internet_20_link" text:visited-style-name="Visited_20_Internet_20_Link"><text:span text:style-name="T3">característica de ES6</text:span></text:a><text:span text:style-name="T4"> .</text:span></text:p>
      <text:p text:style-name="P9"><text:span text:style-name="Source_20_Text"><text:span text:style-name="T4">StartsWith() </text:span></text:span><text:span text:style-name="T4">no es compatible con Internet Explorer.</text:span></text:p>
      <text:p text:style-name="Horizontal_20_Line"/>
      <text:h text:style-name="P2" text:outline-level="2"><text:span text:style-name="T9">endsWith</text:span>()</text:h>
      <text:p text:style-name="P9">El método <text:span text:style-name="Source_20_Text"><text:span text:style-name="T4">endsWith() </text:span></text:span>devuelve <text:span text:style-name="Source_20_Text"><text:span text:style-name="T4">true</text:span></text:span> si una cadena termina con un valor específico.</text:p>
      <text:p text:style-name="P9">De lo contrario devuelve <text:span text:style-name="Source_20_Text"><text:span text:style-name="T4">false</text:span></text:span>:</text:p>
      <text:h text:style-name="P5" text:outline-level="3">Ejemplos</text:h>
      <text:p text:style-name="P12">Compruebe si una cadena termina con "Doe":</text:p>
      <text:p text:style-name="P10"><text:span text:style-name="T5">let</text:span> text = <text:span text:style-name="T6">"John Doe"</text:span>;<text:line-break/>text.endsWith(<text:span text:style-name="T6">"Doe"</text:span>);</text:p>
      <text:p text:style-name="P9"><text:span text:style-name="T4"><text:s/></text:span></text:p>
      <text:p text:style-name="P12">Compruebe si los 11 primeros caracteres de una cadena terminan en "mundo":</text:p>
      <text:p text:style-name="P11"><text:span text:style-name="T5">let</text:span> text = <text:span text:style-name="T6">"Hello world, welcome to the universe."</text:span>;<text:line-break/>text.endsWith(<text:span text:style-name="T6">"world"</text:span>, <text:span text:style-name="T7">11</text:span>);</text:p>
      <text:p text:style-name="P9"><text:span text:style-name="T4"><text:s/></text:span></text:p>
      <text:h text:style-name="P3" text:outline-level="2"><text:soft-page-break/>Notas</text:h>
      <text:p text:style-name="P9"><text:span text:style-name="Source_20_Text"><text:span text:style-name="T4">endsWith()</text:span></text:span><text:span text:style-name="T4">distingue entre mayúsculas y minúsculas.</text:span></text:p>
      <text:p text:style-name="P9"><text:span text:style-name="Source_20_Text"><text:span text:style-name="T4">endsWith()</text:span></text:span><text:span text:style-name="T4">es una </text:span><text:a xlink:type="simple" xlink:href="https://www.w3schools.com/js/js_es6.asp" text:style-name="Internet_20_link" text:visited-style-name="Visited_20_Internet_20_Link"><text:span text:style-name="T3">característica de ES6</text:span></text:a><text:span text:style-name="T4"> .</text:span></text:p>
      <text:p text:style-name="P9"><text:span text:style-name="Source_20_Text"><text:span text:style-name="T4">endsWith()</text:span></text:span><text:span text:style-name="T4">no es compatible con Internet Explore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7:53:50.312000000</meta:creation-date>
    <dc:date>2024-03-14T18:00:22.923000000</dc:date>
    <meta:editing-duration>PT6M32S</meta:editing-duration>
    <meta:editing-cycles>1</meta:editing-cycles>
    <meta:generator>LibreOffice/7.6.0.3$Windows_X86_64 LibreOffice_project/69edd8b8ebc41d00b4de3915dc82f8f0fc3b6265</meta:generator>
    <meta:document-statistic meta:table-count="0" meta:image-count="0" meta:object-count="0" meta:page-count="6" meta:paragraph-count="123" meta:word-count="759" meta:character-count="5142" meta:non-whitespace-character-count="4461"/>
  </office:meta>
</office:document-meta>
</file>